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161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4;105;10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pracovna 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kulační čerpadlo</text:p>
          </table:table-cell>
          <table:table-cell/>
        </table:table-row>
      </table:table>
      <table:table table:name="Svetla" table:style-name="ta1"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</table:table-row>
      </table:table>
      <table:table table:name="Topeni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</table:table-row>
      </table:table>
      <table:table table:name="Zaluzi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</table:table-row>
      </table:table>
      <table:table table:name="Zvuk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ND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duktor kuchyně + obývák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ND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duktor Pracovna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ND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ND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ND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racovna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ND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duktor Her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4-08-19T23:31:29.588571224</dc:date>
    <meta:editing-duration>PT2H32M23S</meta:editing-duration>
    <meta:editing-cycles>18</meta:editing-cycles>
    <meta:generator>LibreOffice/7.3.7.2$Linux_X86_64 LibreOffice_project/30$Build-2</meta:generator>
    <meta:document-statistic meta:table-count="5" meta:cell-count="692" meta:object-count="0"/>
  </office:meta>
</office:document-meta>
</file>